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567cm"/>
    </style:style>
    <style:style style:name="co3" style:family="table-column">
      <style:table-column-properties fo:break-before="auto" style:column-width="8.78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Normal_20_2" style:data-style-name="N0">
      <style:table-cell-properties fo:background-color="transparent" fo:wrap-option="wrap" style:vertical-align="middle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y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number-columns-repeated="58" table:default-cell-style-name="ce2"/>
        <table:table-column table:style-name="co1" table:number-columns-repeated="959" table:default-cell-style-name="ce7"/>
        <table:table-column table:style-name="co6" table:default-cell-style-name="ce7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FR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Continent</text:p>
          </table:table-cell>
          <table:table-cell office:value-type="string" calcext:value-type="string">
            <text:p>UrlDrapeau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d/d1/Flag_map_of_Afghanistan.svg/1200px-Flag_map_of_Afghanistan.svg.png?2019030610212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ttps://upload.wikimedia.org/wikipedia/commons/2/23/Flag-map_of_South_Africa.svg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9/Flag_map_of_Albania.pn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6/Flag_map_of_Algeria.svg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e/Flag_map_of_Germany.svg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thumb/a/af/Flag_map_of_Andorra.svg/1255px-Flag_map_of_Andorra.svg.png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_map_of_Angola_%28MPLA%29.pn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9/Flag_of_Antigua_and_Barbuda.svg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d/Saudi_Arabia-Flagmap.svg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2/Flag-map_of_Argentina_%2B_Falkland_Islands.sv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c/Flag_map_of_Armenia.svg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-map_of_Australia.sv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4/Flag-map_of_Austria.svg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3/Flag-map_of_Azerbaijan.svg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9/93/Flag_of_the_Bahamas.svg/1200px-Flag_of_the_Bahamas.svg.png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ah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1/Flag-map_of_Bahrain.svg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8/Flag-map_of_Bangladesh.sv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2/27/Flag-map_of_Barbados.svg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d/d5/Flag-map_of_Belarus.svg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c/Flag-map_of_Belgium.svg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d/Flag-map_of_Belize.png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d/Flag-map_of_Benin.svg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4/Flag-map_of_Bermuda.svg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3/31/Flag-map_of_Bhutan.svg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9/Flag-map_of_Bolivia.svg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d/Flag_map_of_Bosnia_and_Herzegovina.svg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otsw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f/ff/Flag-map_of_Botswana.svg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9/9e/Flag_map_of_Brazil.png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andeps.com/logo-download/F/Flag-map-of-Brunei-logo-vector-01.svg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2/Flag_map_of_Bulgaria.svg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Burkina F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c/Flag-map_of_Burkina_Faso.svg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7/Flag-map_of_Burundi.svg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Cabo V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1/Flag-map_of_Cape_Verde.svg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9/Flag_map_of_Cambodia.svg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3/Flag-map_of_Cameroon.svg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5/Flag-map_of_Canada.svg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3/Flag-map_of_Chile.svg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7/Flag_map_of_Unified_China_%28People%27s_Republic_of_China%29.svg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Cyprus.svg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b/Flag-map_of_Colombia.svg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Como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a/Flag_map_of_Comoros_%28united%29.svg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8/86/Flag-map_of_the_Republic_of_the_Congo.svg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8/Flag-map_of_the_Democratic_Republic_of_the_Congo.svg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0/Flag-map_of_South_Korea.svg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5/Flag-map_of_North_Korea.svg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Costa 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2/Map_and_flag_of_Costa_Rica.svg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o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9/Flag-map_of_Cote_d%27Ivoire.svg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c/c9/Flag_map_of_Croatia.svg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1/Flag-map_of_Cuba.svg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4/42/Flag-map_of_Denmark.svg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c/c2/Flag-map_of_Djibouti.svg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9/Flag_map_of_the_Dominican_Republic.sv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omi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0/Flag-map_of_Dominica.svg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3/Flag-map_of_Egypt.svg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v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8/El_Salvador_Stub.svg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_map_of_the_United_Arab_Emirates.svg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0/02/Flag-map_of_Ecuador.svg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Erit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9/Flag-map_of_Eritrea.svg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6/Flag_map_of_Spain.svg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1/Flag-map_of_Estonia.sv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swa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Eswatini.svg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e/Flag_map_of_the_United_States_%28All_50_States%29.png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-map_of_Ethiopia.svg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roe</text:p>
          </table:table-cell>
          <table:table-cell office:value-type="string" calcext:value-type="string">
            <text:p>Faroe 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b/Flag-map_of_the_Faroe_Islands.svg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ij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d/Flag-map_of_Fiji.svg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1/12/Flag-map_of_Finland.svg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0/Flag-map_of_France2.svg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Gabon.svg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d/Flag-map_of_The_Gambia.svg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8/Flag-map_of_Georgia.svg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3/Flag-map_of_Ghana.svg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Gibral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_map_of_Gibraltar.svg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Greece2.svg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a/Flag-map_of_Grenada.svg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thumb/d/df/Flag_Map_of_Greenland_%28Denmark%29.png/514px-Flag_Map_of_Greenland_%28Denmark%29.png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4/Flag_map_of_Guatemala.svg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uerns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9/Flag-map_of_Guernsey.svg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f/Flag-map_of_Guinea.svg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reesvg.org/img/Equatorial-Guinea-Flag-Map.png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-map_of_Guinea-Bissau.svg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u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-map_of_Guyana.svg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Ha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7/Flag_map_of_Haiti.svg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e/ef/Flag-map_of_Honduras.svg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f/Flag-map_of_Hong_Kong.sv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-map_of_Hungary.svg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f/Flag-map_of_India_%28de-facto%29.svg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9/Flag_map_of_Indonesia.svg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-map_of_Ir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4/Flag-map_of_Iraq.svg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6/Flag-map_of_Ireland.svg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9/Flag-map_of_Iceland.svg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d/Flag-map_of_Israel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f/Flag_map_of_Italy.svg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0/Flag-map_of_Jamaica.svg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3/Flag-map_of_Japan.svg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c/Flag-map_of_Jord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Kazakh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4/Flag-map_of_Kazakhsta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Ke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3/Flag-map_of_Kenya.svg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1/Kyrgyzstan_stub.svg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iribat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_map_of_Kiribati_%28Kiritimati%29.png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4/Flag-map_of_Kuwait.svg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2/21/Flag-map_of_Laos.svg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esot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4/Flag-map_of_Lesotho.svg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7/Flag-map_of_Latvia.svg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7/Flag-map_of_Lebanon.svg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1/Flag-map_of_Liberia.svg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Libya.svg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5/Flag-map_of_Liechtenstein.svg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2/Flag-map_of_Lithuania.svg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0/Flag-map_of_Luxembourg.svg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8/87/Macau_flag-map.svg/593px-Macau_flag-map.svg.png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9/Flag_map_of_North_Macedonia.svg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c/Flag-map_of_Madagascar.svg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d/Flag_map_of_Malaysia.svg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Malaw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1/Flag-map_of_Malawi.svg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Mald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d/Flagmap_of_the_Maldives_%28stub%29.png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d/Flag-map_of_Mali.svg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d/Flag_map_of_Malta.svg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8/Flag-map_of_Morocco.svg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urit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3/Flag-map_of_Mauritius.svg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a/Flag-map_of_Mauritania.svg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a/Mexico_Flag_Map.svg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20/06/21/05/21/micronesia-5323265_960_720.png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5/Flag_map_of_Moldova.svg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pixabay.com/photo/2016/10/21/19/04/monaco-1758837_960_720.png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2/Flag-map_of_Mongolia.svg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Monteneg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d/Flag_map_of_Montenegro.svg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Mozamb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Mozambique.svg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e/Myanmar_Map_Flag.svg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5/Flag-map_of_Namibia.svg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au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16/10/21/19/31/namibia-1758967_960_720.png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9/Flag_map_of_Nepal.svg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Nicar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_map_of_Nicaragua.svg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Niger.svg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3/Flag-map_of_Nigeria.svg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i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7/7e/Flag-map_of_Niue.svg/1200px-Flag-map_of_Niue.svg.png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8/Norway-Flagmap.svg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1/Flag-map_of_New_Zealand.svg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8/Flag_map_of_Oman.svg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Uganda.svg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8/Flag-map_of_Uzbekistan.svg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3/Flag_map_of_Pakistan.svg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20/06/21/05/23/palau-5323273_1280.png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ales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b/b2/Flag_map_of_the_Palestinian_territories.svg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an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6/Flag-map_of_Panama.svg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f/Flag-map_of_Papua_New_Guinea2.svg/2560px-Flag-map_of_Papua_New_Guinea2.svg.png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1/Flag-map_of_Paraguay.svg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the_Netherlands.svg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1/Flag-map_of_Peru.svg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6/Flag_map_of_the_Philippines_%28navy_blue%29.svg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b/Flag-map_of_Poland_%28state%29.svg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3/Flag-map_of_Portugal.svg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b/Flag-map_of_Qatar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Flag-map_of_Syria.sv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c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he_Central_African_Republic.svg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7/Flag_map_of_Romania.svg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the_United_Kingdom.svg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4/Flag-map_of_Russia.svg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Rw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c/Flag-map_of_Rwanda.svg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Saint Lu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9/99/Flag-map_of_Saint_Lucia.svg/1200px-Flag-map_of_Saint_Lucia.svg.p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Saint Kitts and Ne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d/d1/Flag-map_of_Saint_Kitts_and_Nevis.svg/741px-Flag-map_of_Saint_Kitts_and_Nevis.svg.png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an Ma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reesvg.org/img/San-Marino-Map-Flag.png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Holy s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reesvg.org/img/Vatican-City-Map-Flag.png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int-Vincent-et-lesGrenadines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1/15/Flag_map_of_Saint_Vincent_and_the_Grenadines.svg/1200px-Flag_map_of_Saint_Vincent_and_the_Grenadines.svg.png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Solomon Is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0/Flag-map_of_the_Solomon_Islands.svg/1200px-Flag-map_of_the_Solomon_Islands.svg.png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am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f/f8/Flag-map_of_Samoa.svg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-et-Principe</text:p>
          </table:table-cell>
          <table:table-cell office:value-type="string" calcext:value-type="string">
            <text:p>Sao Tome and Princi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a/af/Flag-map_of_Sao_Tome_and_Principe.svg/1200px-Flag-map_of_Sao_Tome_and_Principe.svg.png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Sene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3/Flag-map_of_Senegal.svg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0/Flag_map_of_Serbia_%28with_Kosovo%29.svg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eychel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pixabay.com/photo/2020/06/21/05/28/seychelles-5323288_640.png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Sierra Le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f/Flag-map_of_Sierra_Leone.svg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9/Flag_map_of_Singapore.svg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c/Flag-map_of_Czechoslovakia.svg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2/Flag-map_of_Slovenia2.svg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5/Flag-map_of_Somalia.svg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d/Flag-map_of_Sudan.svg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b/Flag_map_of_South_Sudan.svg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d/Flag-map-of-sri-lanka.png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1/Flag-Map_of_Sweden.svg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3/3b/Flag-map_of_Switzerland.svg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9/Flag-map_of_Suriname.svg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8/TajikistanStub.svg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6/Flag_map_of_Taiwan_%28ROC%29.svg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6/66/Flag-map_of_Tanzania.svg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1/Flag-map_of_Chad.svg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chequie</text:p>
          </table:table-cell>
          <table:table-cell office:value-type="string" calcext:value-type="string">
            <text:p>Czec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5/Flag-map_of_the_Czech_Republic.svg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2/Flag_map_of_Thailand.svg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imor-L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9/9d/Flag-map_of_Great_Timor.svg/1200px-Flag-map_of_Great_Timor.svg.png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o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ogo.svg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9/9d/Flag-map_of_Great_Timor.svg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Trinidad and Tob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b/Flag-map_of_Trinidad_and_Tobago.svg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_map_of_Tunisia.svg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urkme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Turkmenistan-Flagmap.svg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9/Flag-map_of_Turkey.svg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uva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9/Flag-map_of_Tuvalu.svg/1200px-Flag-map_of_Tuvalu.svg.png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0/06/Flag_map_of_Ukraine_with_Crimea_as_disputed_territory.png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8/Flag-map_of_Uruguay.svg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Vanua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b/b9/Flag-map_of_Vanuatu.svg/505px-Flag-map_of_Vanuatu.svg.png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4/Flag-map_of_Venezuela.svg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Viet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3/Flag-map_of_Vietnam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a/Flag-map_of_Yemen_%28precise_boundaries%29.svg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0/Flag-map_of_Zambia.svg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9/Zimbabwe_Flag_Map.svg</text:p>
          </table:table-cell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lément Calia</meta:initial-creator>
    <meta:creation-date>2022-02-21T14:21:31Z</meta:creation-date>
    <dc:date>2022-03-28T21:42:28.055000000</dc:date>
    <meta:editing-duration>PT46M22S</meta:editing-duration>
    <meta:editing-cycles>13</meta:editing-cycles>
    <meta:document-statistic meta:table-count="1" meta:cell-count="1020" meta:object-count="0"/>
  </office:meta>
</office:document-meta>
</file>